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824" officeooo:paragraph-rsid="0015da1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4a824" officeooo:paragraph-rsid="0015da19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15da19" officeooo:paragraph-rsid="0015da19"/>
    </style:style>
    <style:style style:name="P4" style:family="paragraph" style:parent-style-name="Standard">
      <style:text-properties officeooo:rsid="00166440" officeooo:paragraph-rsid="00166440"/>
    </style:style>
    <style:style style:name="P5" style:family="paragraph" style:parent-style-name="Standard">
      <style:text-properties officeooo:rsid="00186226" officeooo:paragraph-rsid="00186226"/>
    </style:style>
    <style:style style:name="P6" style:family="paragraph" style:parent-style-name="Standard">
      <style:text-properties fo:font-style="normal" officeooo:rsid="00186226" officeooo:paragraph-rsid="00186226" style:font-style-asian="normal" style:font-style-complex="normal"/>
    </style:style>
    <style:style style:name="P7" style:family="paragraph" style:parent-style-name="Standard">
      <style:text-properties fo:font-style="normal" officeooo:rsid="001977bd" officeooo:paragraph-rsid="001977bd" style:font-style-asian="normal" style:font-style-complex="normal"/>
    </style:style>
    <style:style style:name="P8" style:family="paragraph" style:parent-style-name="Standard">
      <style:text-properties fo:font-style="normal" officeooo:rsid="001bb4e4" officeooo:paragraph-rsid="001bb4e4" style:font-style-asian="normal" style:font-style-complex="normal"/>
    </style:style>
    <style:style style:name="P9" style:family="paragraph" style:parent-style-name="Standard">
      <style:text-properties fo:font-style="normal" officeooo:rsid="001bb4e4" officeooo:paragraph-rsid="001d8e93" style:font-style-asian="normal" style:font-style-complex="normal"/>
    </style:style>
    <style:style style:name="P10" style:family="paragraph" style:parent-style-name="Standard">
      <style:text-properties fo:font-style="normal" officeooo:rsid="001c137a" officeooo:paragraph-rsid="001c137a" style:font-style-asian="normal" style:font-style-complex="normal"/>
    </style:style>
    <style:style style:name="P11" style:family="paragraph" style:parent-style-name="Standard">
      <style:text-properties fo:font-style="normal" officeooo:rsid="001d8e93" officeooo:paragraph-rsid="001d8e93" style:font-style-asian="normal" style:font-style-complex="normal"/>
    </style:style>
    <style:style style:name="P12" style:family="paragraph" style:parent-style-name="Standard">
      <style:text-properties fo:font-style="normal" officeooo:rsid="001f1427" officeooo:paragraph-rsid="001f1427" style:font-style-asian="normal" style:font-style-complex="normal"/>
    </style:style>
    <style:style style:name="P13" style:family="paragraph" style:parent-style-name="Standard">
      <style:text-properties fo:font-style="normal" officeooo:rsid="0021a1e2" officeooo:paragraph-rsid="001f1427" style:font-style-asian="normal" style:font-style-complex="normal"/>
    </style:style>
    <style:style style:name="T1" style:family="text">
      <style:text-properties officeooo:rsid="0015da19"/>
    </style:style>
    <style:style style:name="T2" style:family="text">
      <style:text-properties officeooo:rsid="00168a22"/>
    </style:style>
    <style:style style:name="T3" style:family="text">
      <style:text-properties officeooo:rsid="0017812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a1e9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d8e93" style:font-style-asian="normal" style:font-style-complex="normal"/>
    </style:style>
    <style:style style:name="T8" style:family="text">
      <style:text-properties officeooo:rsid="001d35f3"/>
    </style:style>
    <style:style style:name="T9" style:family="text">
      <style:text-properties officeooo:rsid="001fa1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els sur<text:span text:style-name="T8"> Java et</text:span> <text:span text:style-name="T1">le réseau</text:span></text:p>
      <text:p text:style-name="P1"/>
      <text:p text:style-name="P1"/>
      <text:p text:style-name="P4">On <text:span text:style-name="T3">programme pas directement sur les couches 3 et inférieures (couches hardware). On utilise soit <text:tab/>des API haut level pour faire du 7 directement, soit ici du 4 pour faire des sockets.</text:span> </text:p>
      <text:p text:style-name="P4"/>
      <text:p text:style-name="P4">Pour Java et C, voir le code de M. Gros<text:span text:style-name="T2"> dans "Mini-projet client-serveur Java-C"</text:span></text:p>
      <text:p text:style-name="P3"/>
      <text:p text:style-name="P3">2 types de socket : Réseau et UNIX (pour faire des IPC, Inter Process Communication)</text:p>
      <text:p text:style-name="P3"/>
      <text:p text:style-name="P3"><text:tab/>ex : Les daemons utilisent les IPC pour accéder à syslog par exemple, s'ils n'ont pas leur <text:tab/><text:tab/>fichier de log à eux.</text:p>
      <text:p text:style-name="P3"/>
      <text:p text:style-name="P4"/>
      <text:p text:style-name="P5">Toujours écrire un '\n' à la fin, ou en java <text:span text:style-name="T4">out.println</text:span><text:span text:style-name="T6"> pour flush le buffer.</text:span></text:p>
      <text:p text:style-name="P6"/>
      <text:p text:style-name="P6"/>
      <text:p text:style-name="P7">Un socket doit être bind au système après avoir été set (c'est à ce moment que le système peut dire <text:tab/>"Erreur, port déjà utilisé"). Automatique en Java, manuel en C.</text:p>
      <text:p text:style-name="P7"/>
      <text:p text:style-name="P7"/>
      <text:p text:style-name="P9"><text:span text:style-name="T4">BufferedReader</text:span> transcrit en string. Adapté pour du texte, pas pour du binaire.</text:p>
      <text:p text:style-name="P11"><text:span text:style-name="T4">FileOutputStream</text:span> et <text:span text:style-name="T4">FileInputStream</text:span> font du raw.</text:p>
      <text:p text:style-name="P8"/>
      <text:p text:style-name="P10"><text:span text:style-name="T4">Readline</text:span> lit jusqu'à '<text:span text:style-name="T4">\n</text:span>'</text:p>
      <text:p text:style-name="P10"/>
      <text:p text:style-name="P11">Pour un serveur, <text:span text:style-name="T4">ServerSocket</text:span><text:span text:style-name="T9">. On la prépare ensuite avec </text:span><text:span text:style-name="T5">socket = serversocket.accept();</text:span></text:p>
      <text:p text:style-name="P11"><text:span text:style-name="T6"/></text:p>
      <text:p text:style-name="P12">Les actions sur un fichier demandent de gérer l'exception <text:span text:style-name="T4">FileNotFoundException</text:span></text:p>
      <text:p text:style-name="P12">Les actions sur les sockets demandent de gérer l'exception <text:span text:style-name="T4">IOException</text:span>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3:48:07.307347372</meta:creation-date>
    <dc:date>2016-10-13T18:59:11.765054997</dc:date>
    <meta:editing-duration>PT1H15M21S</meta:editing-duration>
    <meta:editing-cycles>13</meta:editing-cycles>
    <meta:generator>LibreOffice/5.2.2.2.0$Linux_X86_64 LibreOffice_project/20m0$Build-2</meta:generator>
    <meta:document-statistic meta:table-count="0" meta:image-count="0" meta:object-count="0" meta:page-count="1" meta:paragraph-count="13" meta:word-count="188" meta:character-count="1124" meta:non-whitespace-character-count="943"/>
  </office:meta>
</office:document-meta>
</file>